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="solid" draw:fill-color="#e6e6e6" draw:textarea-horizontal-align="justify" draw:textarea-vertical-align="middle" draw:auto-grow-height="false" fo:min-height="0cm" fo:min-width="0cm" fo:padding-top="0.201cm" fo:padding-bottom="0.201cm" fo:padding-left="0.326cm" fo:padding-right="0.326cm"/>
    </style:style>
    <style:style style:name="gr2" style:family="graphic" style:parent-style-name="standard">
      <style:graphic-properties svg:stroke-width="0.203cm" draw:marker-start-width="0.61cm" draw:marker-end-width="0.61cm" draw:fill="solid" draw:fill-color="#ffffff" draw:textarea-horizontal-align="justify" draw:textarea-vertical-align="middle" draw:auto-grow-height="false" fo:min-height="0cm" fo:min-width="0cm" fo:padding-top="0.226cm" fo:padding-bottom="0.226cm" fo:padding-left="0.351cm" fo:padding-right="0.3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03cm" draw:marker-start-width="0.61cm" draw:marker-end-width="0.61cm" draw:textarea-horizontal-align="justify" draw:textarea-vertical-align="middle" draw:auto-grow-height="false" fo:min-height="0cm" fo:min-width="0cm" fo:padding-top="0.226cm" fo:padding-bottom="0.226cm" fo:padding-left="0.351cm" fo:padding-right="0.351cm"/>
    </style:style>
    <style:style style:name="gr5" style:family="graphic" style:parent-style-name="standard">
      <style:graphic-properties svg:stroke-width="0.152cm" draw:marker-start-width="0.533cm" draw:marker-end-width="0.533cm" draw:textarea-horizontal-align="justify" draw:textarea-vertical-align="middle" draw:auto-grow-height="false" fo:min-height="0cm" fo:min-width="0cm" fo:padding-top="0.201cm" fo:padding-bottom="0.201cm" fo:padding-left="0.326cm" fo:padding-right="0.326cm"/>
    </style:style>
    <style:style style:name="gr6" style:family="graphic" style:parent-style-name="standard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24pt" fo:font-weight="bold"/>
    </style:style>
    <style:style style:name="P4" style:family="paragraph">
      <style:text-properties fo:font-size="24pt" fo:font-weight="bold"/>
    </style:style>
    <style:style style:name="P5" style:family="paragraph">
      <style:paragraph-properties fo:margin-left="0cm" fo:margin-right="0cm" fo:text-align="center" fo:text-indent="0cm"/>
      <style:text-properties fo:font-weight="bold"/>
    </style:style>
    <style:style style:name="P6" style:family="paragraph">
      <style:paragraph-properties fo:margin-left="0cm" fo:margin-right="0cm" fo:line-height="100%" fo:text-align="center" fo:text-indent="0cm"/>
      <style:text-properties fo:font-weight="bold"/>
    </style:style>
    <style:style style:name="P7" style:family="paragraph">
      <style:paragraph-properties fo:line-height="100%" fo:text-align="center"/>
      <style:text-properties fo:font-weight="bold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24pt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9.167cm" svg:height="23.495cm" svg:x="1.153cm" svg:y="3.195cm">
          <text:p text:style-name="P1">JVM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7.78cm" svg:height="20.408cm" svg:x="1.905cm" svg:y="3.722cm">
          <text:p text:style-name="P9"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5.108cm" svg:height="1.216cm" svg:x="1.877cm" svg:y="24.765cm">
          <draw:text-box>
            <text:p text:style-name="P3"><text:span text:style-name="T1">Blackboard</text:span></text:p>
          </draw:text-box>
        </draw:frame>
        <draw:custom-shape draw:style-name="gr4" draw:text-style-name="P2" draw:layer="layout" svg:width="4.538cm" svg:height="12.447cm" svg:x="3.175cm" svg:y="6.423cm">
          <text:p text:style-name="P9"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4.538cm" svg:height="13.97cm" svg:x="8.89cm" svg:y="7.658cm">
          <text:p text:style-name="P9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4.352cm" svg:height="14.642cm" svg:x="14.263cm" svg:y="6.258cm">
          <text:p text:style-name="P9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draw:layer="layout" svg:width="1.27cm" svg:height="1.27cm" svg:x="16.299cm" svg:y="12.002cm">
          <text:p text:style-name="P1"><text:span text:style-name="T2">T1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6" draw:text-style-name="P1" draw:layer="layout" svg:width="1.27cm" svg:height="1.27cm" svg:x="14.717cm" svg:y="13.234cm">
          <text:p text:style-name="P1"><text:span text:style-name="T2">T3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6" draw:text-style-name="P5" draw:layer="layout" svg:width="1.27cm" svg:height="1.27cm" svg:x="10.766cm" svg:y="13.925cm">
          <text:p text:style-name="P5"><text:span text:style-name="T2">T1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7" draw:text-style-name="P1" draw:layer="layout" svg:width="5.146cm" svg:height="1.715cm" svg:x="13.97cm" svg:y="4.445cm">
          <draw:text-box>
            <text:p text:style-name="P1"><text:span text:style-name="T2">Auction House </text:span></text:p>
            <text:p text:style-name="P1"><text:span text:style-name="T2">Workspace</text:span></text:p>
          </draw:text-box>
        </draw:frame>
        <draw:frame draw:style-name="gr3" draw:text-style-name="P7" draw:layer="layout" svg:width="4.384cm" svg:height="1.715cm" svg:x="2.775cm" svg:y="4.545cm">
          <draw:text-box>
            <text:p text:style-name="P6"><text:span text:style-name="T2">Music Order </text:span></text:p>
            <text:p text:style-name="P6"><text:span text:style-name="T2">Workspace</text:span></text:p>
          </draw:text-box>
        </draw:frame>
        <draw:frame draw:style-name="gr3" draw:text-style-name="P8" draw:layer="layout" svg:width="4.917cm" svg:height="1.715cm" svg:x="8.89cm" svg:y="21.78cm">
          <draw:text-box>
            <text:p text:style-name="P5"><text:span text:style-name="T2">Stock Trading </text:span></text:p>
            <text:p text:style-name="P5"><text:span text:style-name="T2">Workspace</text:span></text:p>
          </draw:text-box>
        </draw:frame>
        <draw:custom-shape draw:style-name="gr6" draw:text-style-name="P5" draw:layer="layout" svg:width="1.27cm" svg:height="1.27cm" svg:x="15.819cm" svg:y="6.726cm">
          <text:p text:style-name="P5"><text:span text:style-name="T2">T0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6" draw:text-style-name="P5" draw:layer="layout" svg:width="1.27cm" svg:height="1.27cm" svg:x="10.173cm" svg:y="15.295cm">
          <text:p text:style-name="P5"><text:span text:style-name="T2">T0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6" draw:text-style-name="P5" draw:layer="layout" svg:width="1.27cm" svg:height="1.27cm" svg:x="4.485cm" svg:y="6.829cm">
          <text:p text:style-name="P5"><text:span text:style-name="T2">T1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6" draw:text-style-name="P5" draw:layer="layout" svg:width="1.27cm" svg:height="1.27cm" svg:x="5.739cm" svg:y="14.566cm">
          <text:p text:style-name="P5"><text:span text:style-name="T2">T0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3" draw:text-style-name="P4" draw:layer="layout" svg:width="2.242cm" svg:height="1.216cm" svg:x="1.27cm" svg:y="26.824cm">
          <draw:text-box>
            <text:p text:style-name="P9"><text:span text:style-name="T1">JVM</text:span></text:p>
          </draw:text-box>
        </draw:frame>
        <draw:custom-shape draw:style-name="gr6" draw:text-style-name="P5" draw:layer="layout" svg:width="1.27cm" svg:height="1.27cm" svg:x="9.645cm" svg:y="18.04cm">
          <text:p text:style-name="P5"><text:span text:style-name="T2">P1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6" draw:text-style-name="P5" draw:layer="layout" svg:width="1.27cm" svg:height="1.27cm" svg:x="5.608cm" svg:y="16.882cm">
          <text:p text:style-name="P5"><text:span text:style-name="T2">P1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6" draw:text-style-name="P5" draw:layer="layout" svg:width="1.27cm" svg:height="1.27cm" svg:x="14.972cm" svg:y="16.961cm">
          <text:p text:style-name="P5"><text:span text:style-name="T2">P3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6" draw:text-style-name="P5" draw:layer="layout" svg:width="1.27cm" svg:height="1.27cm" svg:x="16.873cm" svg:y="15.158cm">
          <text:p text:style-name="P5"><text:span text:style-name="T2">P0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6" draw:text-style-name="P5" draw:layer="layout" svg:width="1.27cm" svg:height="1.27cm" svg:x="11.8cm" svg:y="17.762cm">
          <text:p text:style-name="P5"><text:span text:style-name="T2">P2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6" draw:text-style-name="P5" draw:layer="layout" svg:width="1.27cm" svg:height="1.27cm" svg:x="3.611cm" svg:y="14.49cm">
          <text:p text:style-name="P5"><text:span text:style-name="T2">P0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6" draw:text-style-name="P5" draw:layer="layout" svg:width="1.27cm" svg:height="1.27cm" svg:x="16.606cm" svg:y="18.672cm">
          <text:p text:style-name="P5"><text:span text:style-name="T2">P4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6" draw:text-style-name="P5" draw:layer="layout" svg:width="1.905cm" svg:height="1.27cm" svg:x="14.907cm" svg:y="8.384cm">
          <text:p text:style-name="P5"><text:span text:style-name="T2">E0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5" draw:layer="layout" svg:width="1.905cm" svg:height="1.27cm" svg:x="15.106cm" svg:y="10.127cm">
          <text:p text:style-name="P5"><text:span text:style-name="T2">E4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5" draw:layer="layout" svg:width="1.905cm" svg:height="1.27cm" svg:x="4.219cm" svg:y="11.683cm">
          <text:p text:style-name="P5"><text:span text:style-name="T2">E1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5" draw:layer="layout" svg:width="1.905cm" svg:height="1.27cm" svg:x="4.773cm" svg:y="9.398cm">
          <text:p text:style-name="P5"><text:span text:style-name="T2">E0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5" draw:layer="layout" svg:width="1.905cm" svg:height="1.27cm" svg:x="10.409cm" svg:y="11.789cm">
          <text:p text:style-name="P5"><text:span text:style-name="T2">E4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5" draw:layer="layout" svg:width="1.905cm" svg:height="1.27cm" svg:x="10.006cm" svg:y="9.995cm">
          <text:p text:style-name="P5"><text:span text:style-name="T2">E3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5" draw:layer="layout" svg:width="1.905cm" svg:height="1.27cm" svg:x="10.51cm" svg:y="8.035cm">
          <text:p text:style-name="P5"><text:span text:style-name="T2">E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3T13:14:27</meta:creation-date>
    <dc:date>2006-12-13T14:47:25</dc:date>
    <dc:language>en-US</dc:language>
    <meta:editing-cycles>5</meta:editing-cycles>
    <meta:editing-duration>PT1H33M5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